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177bb0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list-style-name="WW8Num2"/>
    <style:style style:name="P9" style:family="paragraph" style:parent-style-name="Standard" style:list-style-name="WW8Num2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3" style:family="paragraph" style:parent-style-name="Standard" style:list-style-name="WW8Num3">
      <style:text-properties officeooo:paragraph-rsid="00122177"/>
    </style:style>
    <style:style style:name="P14" style:family="paragraph" style:parent-style-name="Standard" style:list-style-name="WW8Num3">
      <style:text-properties officeooo:paragraph-rsid="001176ed"/>
    </style:style>
    <style:style style:name="P15" style:family="paragraph" style:parent-style-name="Standard" style:list-style-name="WW8Num3">
      <style:text-properties officeooo:paragraph-rsid="0011305f"/>
    </style:style>
    <style:style style:name="P16" style:family="paragraph" style:parent-style-name="Standard" style:list-style-name="WW8Num3">
      <style:text-properties officeooo:rsid="00122177" officeooo:paragraph-rsid="00122177"/>
    </style:style>
    <style:style style:name="P17" style:family="paragraph" style:parent-style-name="Standard" style:list-style-name="L1">
      <style:text-properties officeooo:paragraph-rsid="0014ad49"/>
    </style:style>
    <style:style style:name="P18" style:family="paragraph" style:parent-style-name="Standard" style:list-style-name="L1">
      <style:text-properties officeooo:rsid="001a4008" officeooo:paragraph-rsid="001a4008"/>
    </style:style>
    <style:style style:name="P19" style:family="paragraph" style:parent-style-name="Standard" style:list-style-name="L1">
      <style:text-properties officeooo:rsid="001c0015" officeooo:paragraph-rsid="001c0015"/>
    </style:style>
    <style:style style:name="P20" style:family="paragraph" style:parent-style-name="Standard" style:list-style-name="L1">
      <style:text-properties officeooo:rsid="00209aed" officeooo:paragraph-rsid="00209aed"/>
    </style:style>
    <style:style style:name="P2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22aa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76ed" style:font-weight-asian="normal" style:font-weight-complex="normal"/>
    </style:style>
    <style:style style:name="T13" style:family="text">
      <style:text-properties fo:font-weight="normal" officeooo:rsid="0014ad49" style:font-weight-asian="normal" style:font-weight-complex="normal"/>
    </style:style>
    <style:style style:name="T14" style:family="text">
      <style:text-properties fo:font-weight="normal" officeooo:rsid="00122177" style:font-weight-asian="normal" style:font-weight-complex="normal"/>
    </style:style>
    <style:style style:name="T15" style:family="text">
      <style:text-properties fo:font-weight="normal" officeooo:rsid="00192732" style:font-weight-asian="normal" style:font-weight-complex="normal"/>
    </style:style>
    <style:style style:name="T16" style:family="text">
      <style:text-properties fo:font-weight="normal" officeooo:rsid="001a82c1" style:font-weight-asian="normal" style:font-weight-complex="normal"/>
    </style:style>
    <style:style style:name="T17" style:family="text">
      <style:text-properties fo:font-weight="normal" officeooo:rsid="001de2dd" style:font-weight-asian="normal" style:font-weight-complex="normal"/>
    </style:style>
    <style:style style:name="T18" style:family="text">
      <style:text-properties fo:font-weight="normal" officeooo:rsid="002297c9" style:font-weight-asian="normal" style:font-weight-complex="normal"/>
    </style:style>
    <style:style style:name="T19" style:family="text">
      <style:text-properties fo:font-weight="normal" officeooo:rsid="0022fe75" style:font-weight-asian="normal" style:font-weight-complex="normal"/>
    </style:style>
    <style:style style:name="T20" style:family="text">
      <style:text-properties fo:font-weight="normal" officeooo:rsid="00268bab" style:font-weight-asian="normal" style:font-weight-complex="normal"/>
    </style:style>
    <style:style style:name="T21" style:family="text">
      <style:text-properties fo:font-weight="normal" officeooo:rsid="00285a01" style:font-weight-asian="normal" style:font-weight-complex="normal"/>
    </style:style>
    <style:style style:name="T22" style:family="text">
      <style:text-properties fo:font-weight="normal" officeooo:rsid="00322aa9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1011a1"/>
    </style:style>
    <style:style style:name="T25" style:family="text">
      <style:text-properties officeooo:rsid="00102f77"/>
    </style:style>
    <style:style style:name="T26" style:family="text">
      <style:text-properties officeooo:rsid="0011305f"/>
    </style:style>
    <style:style style:name="T27" style:family="text">
      <style:text-properties officeooo:rsid="001176ed"/>
    </style:style>
    <style:style style:name="T28" style:family="text">
      <style:text-properties officeooo:rsid="0014ad49"/>
    </style:style>
    <style:style style:name="T29" style:family="text">
      <style:text-properties officeooo:rsid="00177bb0"/>
    </style:style>
    <style:style style:name="T30" style:family="text">
      <style:text-properties officeooo:rsid="0022fe75"/>
    </style:style>
    <style:style style:name="T31" style:family="text">
      <style:text-properties officeooo:rsid="0024d94d"/>
    </style:style>
    <style:style style:name="T32" style:family="text">
      <style:text-properties officeooo:rsid="00268bab"/>
    </style:style>
    <style:style style:name="T33" style:family="text">
      <style:text-properties officeooo:rsid="00122177"/>
    </style:style>
    <style:style style:name="T34" style:family="text">
      <style:text-properties officeooo:rsid="00285a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/text:p>
      <text:p text:style-name="P1"/>
      <text:p text:style-name="P1"><text:span text:style-name="T29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195_159447762" text:style-name="Internet_20_link" text:visited-style-name="Visited_20_Internet_20_Link">Общее описание<text:tab/>3</text:a></text:p>
          <text:p text:style-name="P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7"><text:a xlink:type="simple" xlink:href="#__RefHeading___Toc197_159447762" text:style-name="Internet_20_link" text:visited-style-name="Visited_20_Internet_20_Link">Описание протокола<text:tab/>3</text:a></text:p>
          <text:p text:style-name="P7"><text:a xlink:type="simple" xlink:href="#__RefHeading___Toc199_159447762" text:style-name="Internet_20_link" text:visited-style-name="Visited_20_Internet_20_Link">Базовые типы сообщений<text:tab/>3</text:a></text:p>
          <text:p text:style-name="P7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3" text:outline-level="1"/>
      <text:h text:style-name="P2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29">сервер для автономного сбора данных с устройств IoT и управления этими устройствами, а также</text:span> протокол взаимодействия <text:span text:style-name="T2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WLIotProxyServer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5">"</text:span>/<text:span text:style-name="T25">tmp/WLIotProxyServer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628918823987023005" text:style-name="WW8Num2">
        <text:list-item>
          <text:p text:style-name="P8"><text:span text:style-name="T26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9">Сами элементы сообщений не должны содержать символов «\n» и «|».</text:p>
        </text:list-item>
        <text:list-item>
          <text:p text:style-name="P2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1117551094723935267" text:style-name="WW8Num3">
        <text:list-item>
          <text:p text:style-name="P1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6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28">команд.</text:span></text:p>
        </text:list-item>
        <text:list-item>
          <text:p text:style-name="P14">Сообщение синхронизации. Заголовок — <text:span text:style-name="T1">sync</text:span>. Предназначено для уведомления <text:span text:style-name="T26">клиента</text:span> о том, что <text:span text:style-name="T26">сервер</text:span> находится в рабочем состоянии. Используется для безопасного синхронного вызова функций. Аргументы отсутствуют. <text:s/><text:span text:style-name="T26">Сервер</text:span> по окончании выполнения долж<text:span text:style-name="T27">ен</text:span> вернуть сообщение с заголовком <text:span text:style-name="T1">ok</text:span><text:span text:style-name="T12">.</text:span></text:p>
        </text:list-item>
        <text:list-item>
          <text:p text:style-name="P15">Команда <text:span text:style-name="T26">устройству</text:span>. Заголовок — <text:span text:style-name="T1">call</text:span>. <text:span text:style-name="T26">Первый аргумент — идентификатор устройства в формате {xxxxxxxx-xxxx-xxxx-xxxx-xxxxxxxxxxxx} или имя устройства. Второй</text:span> аргумент — <text:span text:style-name="T23">название команды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11">(рекомендуется для нестабильных каналов связи)</text:span>. <text:span text:style-name="T26">Сервер</text:span> по окончании выполнения долж<text:span text:style-name="T27">ен</text:span> вернуть сообщение с заголовком <text:span text:style-name="T1">ok</text:span> в случае успешного завершения (аргументы содержат возвращаемые значения <text:span text:style-name="T28">от устройства</text:span>) или <text:span text:style-name="T1">err </text:span><text:span text:style-name="T11">в </text:span><text:soft-page-break/><text:span text:style-name="T11">случае неудачи (аргументы - </text:span><text:span text:style-name="T13">описание ошибки</text:span><text:span text:style-name="T11"> </text:span><text:span text:style-name="T13">от устройства</text:span><text:span text:style-name="T11">)</text:span>.</text:p>
        </text:list-item>
      </text:list>
      <text:p text:style-name="P5"/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Подключение/отключение устройств</text:h>
      <text:list xml:id="list2589894297613602134" text:style-name="L1">
        <text:list-item>
          <text:p text:style-name="P17"><text:span text:style-name="T26">Перечисление всех имеющихся в системе TTY устройств. Заголовок — </text:span><text:span text:style-name="T3">list_tty</text:span><text:span text:style-name="T26">. Аргументы отсутствуют. Список устройств передается на клиент сообщениями </text:span><text:span text:style-name="T2">cmdata</text:span><text:span text:style-name="T14">, </text:span><text:span text:style-name="T13">содержащими следующие аргументы: имя порта, серийный номер, производитель, описание. </text:span><text:span text:style-name="T1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18"><text:span text:style-name="T15">И</text:span><text:span text:style-name="T11">дентификация TTY устройства. Заголовок — </text:span><text:span text:style-name="T1">indentify_tty</text:span><text:span text:style-name="T11">. Аргумент — имя порта</text:span><text:span text:style-name="T16">. В случае успешной идентификации на клиент передается сообщение </text:span><text:span text:style-name="T4">cmdata</text:span><text:span text:style-name="T16"> с двумя аргументами — идентификатор устройства и имя устройства.</text:span></text:p>
        </text:list-item>
        <text:list-item>
          <text:p text:style-name="P19"><text:span text:style-name="T16">П</text:span><text:span text:style-name="T11">еречисление </text:span><text:span text:style-name="T20">датчиков</text:span><text:span text:style-name="T11"> устройства. Заголовок — </text:span><text:span text:style-name="T1">list_sensors</text:span><text:span text:style-name="T11">. Агрумент — идентификатор </text:span><text:span text:style-name="T21">или имя</text:span><text:span text:style-name="T11"> устройства. </text:span><text:span text:style-name="T17">Список портов передается на клиент сообщением </text:span><text:span text:style-name="T5">cmdata</text:span><text:span text:style-name="T17">, содержащими аргумент — xml описание сенсоров.</text:span></text:p>
        </text:list-item>
        <text:list-item>
          <text:p text:style-name="P20"><text:span text:style-name="T11">Отправка команды устройству. Заголовок — </text:span><text:span text:style-name="T1">exec_command</text:span><text:span text:style-name="T11">. Аргументы — идентификатор </text:span><text:span text:style-name="T21">или имя</text:span><text:span text:style-name="T11"> устройства, флаг ожидания сообщения </text:span><text:span text:style-name="T1">sync </text:span><text:span text:style-name="T11">(0 — </text:span><text:span text:style-name="T18">не дожидаться ответа устройства</text:span><text:span text:style-name="T11">, 1 — </text:span><text:span text:style-name="T18">ожидать ответ устройства, использовать сообщение </text:span><text:span text:style-name="T6">sync</text:span><text:span text:style-name="T18">, </text:span><text:span text:style-name="T22">по-умолчанию 1</text:span><text:span text:style-name="T11">), команда, далее аргументы команды. </text:span><text:span text:style-name="T19">В случае ожидания возвращаемого значения на клиент будет передано сообщение </text:span><text:span text:style-name="T7">cmdata</text:span><text:span text:style-name="T19">, содержащим возвращаемые устройством значения.</text:span></text:p>
        </text:list-item>
      </text:list>
      <text:p text:style-name="P6"/>
      <text:h text:style-name="P25" text:outline-level="2"><text:span text:style-name="T30">У</text:span>правление сенсорами <text:span text:style-name="T31">в базе</text:span></text:h>
      <text:list xml:id="list2120713968532595585" text:style-name="L2">
        <text:list-item>
          <text:p text:style-name="P10">Перечисление <text:span text:style-name="T32">датчиков</text:span> в локальной базе. Заголовок — <text:span text:style-name="T8">list_storages</text:span><text:span text:style-name="T32">. Аргументы отсутствуют. Список устройств передается на клиент сообщениями </text:span><text:span text:style-name="T2">cmdata</text:span><text:span text:style-name="T33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1">Добавление <text:span text:style-name="T34">датчика в базу. Заголовок — </text:span><text:span text:style-name="T9">add_sensor</text:span><text:span text:style-name="T34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2">Удаление сенсора из базы. Заголовок — <text:span text:style-name="T1">remove_sensor</text:span>. <text:s/><text:span text:style-name="T34">Аргументы: идентификатор или имя устройства, название датчик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7-13T22:56:08.503056753</dc:date>
    <meta:editing-cycles>142</meta:editing-cycles>
    <meta:editing-duration>P1DT9H59M47S</meta:editing-duration>
    <meta:generator>LibreOffice/4.4.7.2$Linux_x86 LibreOffice_project/40$Build-2</meta:generator>
    <meta:document-statistic meta:table-count="0" meta:image-count="0" meta:object-count="0" meta:page-count="4" meta:paragraph-count="35" meta:word-count="571" meta:character-count="4809" meta:non-whitespace-character-count="4257"/>
  </office:meta>
</office:document-meta>
</file>